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2e464" officeooo:paragraph-rsid="0012e464"/>
    </style:style>
    <style:style style:name="P2" style:family="paragraph" style:parent-style-name="Standard">
      <style:paragraph-properties fo:text-align="start" style:justify-single-word="false"/>
      <style:text-properties officeooo:rsid="0012e464" officeooo:paragraph-rsid="0012e464"/>
    </style:style>
    <style:style style:name="P3" style:family="paragraph" style:parent-style-name="Standard">
      <style:paragraph-properties fo:text-align="start" style:justify-single-word="false"/>
      <style:text-properties officeooo:rsid="0012e464" officeooo:paragraph-rsid="0024de68"/>
    </style:style>
    <style:style style:name="P4" style:family="paragraph" style:parent-style-name="Standard">
      <style:paragraph-properties fo:text-align="start" style:justify-single-word="false"/>
      <style:text-properties officeooo:rsid="0012e464" officeooo:paragraph-rsid="0012e464"/>
    </style:style>
    <style:style style:name="P5" style:family="paragraph" style:parent-style-name="Standard">
      <style:paragraph-properties fo:text-align="start" style:justify-single-word="false"/>
      <style:text-properties officeooo:paragraph-rsid="0012e464"/>
    </style:style>
    <style:style style:name="P6" style:family="paragraph" style:parent-style-name="Standard">
      <style:paragraph-properties fo:text-align="center" style:justify-single-word="false"/>
      <style:text-properties officeooo:rsid="0024de68" officeooo:paragraph-rsid="0024de68"/>
    </style:style>
    <style:style style:name="P7" style:family="paragraph" style:parent-style-name="Standard">
      <style:paragraph-properties fo:text-align="center" style:justify-single-word="false"/>
      <style:text-properties fo:font-size="18pt" officeooo:rsid="0024de68" officeooo:paragraph-rsid="0024de68" style:font-size-asian="15.75pt" style:font-size-complex="18pt"/>
    </style:style>
    <style:style style:name="P8" style:family="paragraph" style:parent-style-name="Standard">
      <style:paragraph-properties fo:text-align="center" style:justify-single-word="false"/>
      <style:text-properties fo:font-size="18pt" officeooo:rsid="0012e464" officeooo:paragraph-rsid="0012e464" style:font-size-asian="18pt" style:font-size-complex="18pt"/>
    </style:style>
    <style:style style:name="P9" style:family="paragraph" style:parent-style-name="Standard" style:list-style-name="L12">
      <style:paragraph-properties fo:text-align="start" style:justify-single-word="false"/>
      <style:text-properties fo:font-size="12pt" fo:font-weight="bold" officeooo:rsid="0024de68" officeooo:paragraph-rsid="0024de68" style:font-size-asian="10.5pt" style:font-weight-asian="bold" style:font-size-complex="12pt" style:font-weight-complex="bold"/>
    </style:style>
    <style:style style:name="P10" style:family="paragraph" style:parent-style-name="Standard" style:list-style-name="L12">
      <style:paragraph-properties fo:text-align="start" style:justify-single-word="false"/>
      <style:text-properties fo:font-size="12pt" fo:font-weight="bold" officeooo:rsid="0025549f" officeooo:paragraph-rsid="0025549f" style:font-size-asian="10.5pt" style:font-weight-asian="bold" style:font-size-complex="12pt" style:font-weight-complex="bold"/>
    </style:style>
    <style:style style:name="P11" style:family="paragraph" style:parent-style-name="Standard">
      <style:paragraph-properties fo:text-align="center" style:justify-single-word="false"/>
      <style:text-properties officeooo:paragraph-rsid="0024de68"/>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list-style-name="L7"/>
    <style:style style:name="P25" style:family="paragraph" style:parent-style-name="Text_20_body" style:list-style-name="L7">
      <style:paragraph-properties fo:margin-top="0in" fo:margin-bottom="0in" style:contextual-spacing="false"/>
    </style:style>
    <style:style style:name="P26" style:family="paragraph" style:parent-style-name="Text_20_body" style:list-style-name="L8"/>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9"/>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10"/>
    <style:style style:name="P31" style:family="paragraph" style:parent-style-name="Text_20_body" style:list-style-name="L11">
      <style:text-properties officeooo:rsid="0024de68" officeooo:paragraph-rsid="0024de68"/>
    </style:style>
    <style:style style:name="P32" style:family="paragraph" style:parent-style-name="Text_20_body">
      <style:text-properties fo:font-weight="bold" officeooo:rsid="0024de68" officeooo:paragraph-rsid="0024de68" style:font-weight-asian="bold" style:font-weight-complex="bold"/>
    </style:style>
    <style:style style:name="T1" style:family="text">
      <style:text-properties officeooo:rsid="0023f4a5"/>
    </style:style>
    <style:style style:name="T2" style:family="text">
      <style:text-properties officeooo:rsid="00244b07"/>
    </style:style>
    <style:style style:name="T3" style:family="text">
      <style:text-properties officeooo:rsid="0024de68"/>
    </style:style>
    <style:style style:name="T4" style:family="text">
      <style:text-properties fo:font-size="18pt" style:font-size-asian="15.75pt" style:font-size-complex="18pt"/>
    </style:style>
    <style:style style:name="T5" style:family="text">
      <style:text-properties fo:font-size="18pt" officeooo:rsid="0024de68" style:font-size-asian="15.75pt" style:font-size-complex="18pt"/>
    </style:style>
    <style:style style:name="T6" style:family="text">
      <style:text-properties fo:font-weight="normal" style:font-weight-asian="normal" style:font-weight-complex="normal"/>
    </style:style>
    <style:style style:name="T7" style:family="text">
      <style:text-properties fo:font-weight="normal" officeooo:rsid="0025549f" style:font-weight-asian="normal" style:font-weight-complex="normal"/>
    </style:style>
    <style:style style:name="T8" style:family="text">
      <style:text-properties officeooo:rsid="0025549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Design Document: “<text:span text:style-name="T2">Gode: Rogue</text:span>”</text:p>
      <text:p text:style-name="P8"/>
      <text:p text:style-name="P8">Overview</text:p>
      <text:p text:style-name="P2"><text:tab/><text:span text:style-name="T3">Gode: Rogue</text:span> is a <text:span text:style-name="T1">20-45 </text:span>minute Deckbuilding strategy game for 1 to 6 players. Players will take turns playing cards from their hand on their turn to acquire resources, such as gold, card draws, or extra card plays, and then spend those resources to recruit powerful mercenaries from a shop. Their goal will be to gather enough combat power on their turn to overpower and defeat a<text:span text:style-name="T3">n</text:span> <text:span text:style-name="T3">automata </text:span><text:span text:style-name="T1">boss, </text:span><text:span text:style-name="T3">which is recruiting mercenaries and adding them to a deck of its own.</text:span></text:p>
      <text:p text:style-name="P2"/>
      <text:p text:style-name="P7">Setup</text:p>
      <text:p text:style-name="P2"><text:tab/>The game will begin with players <text:span text:style-name="T3">choosing</text:span> one <text:span text:style-name="T3">from a</text:span> selection of commanders, each of which provides a unique benefit to the player and their deck. Once all <text:span text:style-name="T3">player have their hero,</text:span> each player will get a starting deck <text:span text:style-name="T3">of 5 Trooper cards and start with 10 health</text:span>. <text:span text:style-name="T3">The boss will also start with a deck of 5 Trooper cards and health equal to 5x the number of players.</text:span> The <text:span text:style-name="T3">main</text:span> deck will be shuffled and placed in the center of the table, with 5 cards being flipped from the top to be face up on the table, acting as the market. <text:span text:style-name="T3">The 3 stacks of basic cards (market, Reinforcements, and Intel) will be set near the shop, and are always available for purchase.</text:span></text:p>
      <text:p text:style-name="P2"/>
      <text:p text:style-name="P11"><text:span text:style-name="T5">How to Play</text:span></text:p>
      <text:p text:style-name="Text_20_body"><text:span text:style-name="Strong_20_Emphasis">Turn Order:</text:span></text:p>
      <text:list text:style-name="L1">
        <text:list-item>
          <text:p text:style-name="P13">When first learning the game, players should take turns one at a time, moving clockwise around the table for the first 2-3 hands.</text:p>
        </text:list-item>
        <text:list-item>
          <text:p text:style-name="P12">Once players are comfortable with the rules, all players can take their turns simultaneously.</text:p>
        </text:list-item>
      </text:list>
      <text:p text:style-name="Text_20_body"><text:span text:style-name="Strong_20_Emphasis">Starting a Turn:</text:span></text:p>
      <text:list text:style-name="L2">
        <text:list-item>
          <text:p text:style-name="P15">At the beginning of each turn, if a player has fewer than 5 cards in hand, they must draw cards from their main deck until they have 5.</text:p>
        </text:list-item>
        <text:list-item>
          <text:p text:style-name="P14">If the main deck is empty, shuffle the discard pile to form a new main deck.</text:p>
        </text:list-item>
      </text:list>
      <text:p text:style-name="Text_20_body"><text:span text:style-name="Strong_20_Emphasis">Playing Cards:</text:span></text:p>
      <text:list text:style-name="L3">
        <text:list-item>
          <text:p text:style-name="P17">Each player has 3 "card plays" per turn, meaning they can play up to 3 cards from their hand. You don’t have to use all 3 at once.</text:p>
        </text:list-item>
        <text:list-item>
          <text:p text:style-name="P17">When you play a card, its effects (such as generating gold, granting tokens, or drawing cards) take place immediately.</text:p>
        </text:list-item>
        <text:list-item>
          <text:p text:style-name="P17">Players can spend resources and card effects at any time to buy or acquire cards from the marketplace or deck. After a card is bought, immediately reveal a new card to replace it in the marketplace, <text:span text:style-name="T8">and move the purchased card to the player’s discard pile</text:span></text:p>
        </text:list-item>
        <text:list-item>
          <text:p text:style-name="P16">When playing simultaneously, players may freely share gold with each other.</text:p>
        </text:list-item>
      </text:list>
      <text:p text:style-name="Text_20_body"><text:span text:style-name="Strong_20_Emphasis">Tokens:</text:span></text:p>
      <text:list text:style-name="L4">
        <text:list-item>
          <text:p text:style-name="P19">Cards may give instructions like “Add a CT or GT to a card in hand.”</text:p>
          <text:list>
            <text:list-item>
              <text:p text:style-name="P19"><text:span text:style-name="Strong_20_Emphasis">Combat Tokens (CT):</text:span> Increase a card's combat power by 1.</text:p>
            </text:list-item>
            <text:list-item>
              <text:p text:style-name="P19"><text:span text:style-name="Strong_20_Emphasis">Gold Tokens (GT):</text:span> Increase the gold generated by 1.</text:p>
            </text:list-item>
          </text:list>
        </text:list-item>
        <text:list-item>
          <text:p text:style-name="P19"><text:soft-page-break/>Tokens are permanent upgrades to cards. Slide the corresponding token into the card’s sleeve when upgrading.</text:p>
        </text:list-item>
        <text:list-item>
          <text:p text:style-name="P18">If a card is played after receiving a token, the token’s effect is applied immediately. If a token is added during a turn, it won't affect that turn but can be placed outside the sleeve as a reminder, then added to the card after the turn ends.</text:p>
        </text:list-item>
      </text:list>
      <text:p text:style-name="Text_20_body"><text:span text:style-name="Strong_20_Emphasis">Augmenting Cards:</text:span></text:p>
      <text:list text:style-name="L5">
        <text:list-item>
          <text:p text:style-name="P21">Once per turn, players can "augment" a card in their hand by paying double its base cost in gold (or 2 gold for a “trooper” card).</text:p>
        </text:list-item>
        <text:list-item>
          <text:p text:style-name="P21">Other players may contribute gold to help augment.</text:p>
        </text:list-item>
        <text:list-item>
          <text:p text:style-name="P21">To augment, remove the card from its sleeve and flip it to its stronger side with new effects.</text:p>
        </text:list-item>
        <text:list-item>
          <text:p text:style-name="P20">Augmented cards can be played right away or held for later use.</text:p>
        </text:list-item>
      </text:list>
      <text:p text:style-name="Text_20_body"><text:span text:style-name="Strong_20_Emphasis">Ending a Turn:</text:span></text:p>
      <text:list text:style-name="L6">
        <text:list-item>
          <text:p text:style-name="P23">Once a player has used all the resources they want to, they declare "ready."</text:p>
        </text:list-item>
        <text:list-item>
          <text:p text:style-name="P22">After all players are ready, the <text:span text:style-name="Strong_20_Emphasis">Resolve Phase</text:span> begins.</text:p>
        </text:list-item>
      </text:list>
      <text:p text:style-name="Text_20_body"><text:span text:style-name="Strong_20_Emphasis">Resolve Phase (Combat vs. Boss):</text:span></text:p>
      <text:list text:style-name="L7">
        <text:list-item>
          <text:p text:style-name="P25">During the Resolve Phase, each player calculates their total combat power and compares it to the boss's combat power.</text:p>
          <text:list>
            <text:list-item>
              <text:p text:style-name="P25"><text:span text:style-name="Strong_20_Emphasis">Tie:</text:span> No hit points are lost by the boss or player.</text:p>
            </text:list-item>
            <text:list-item>
              <text:p text:style-name="P25"><text:span text:style-name="Strong_20_Emphasis">Boss Wins:</text:span> The player loses 1 hit point, and the boss adds the top card of the shop deck to its discard pile.</text:p>
            </text:list-item>
            <text:list-item>
              <text:p text:style-name="P25"><text:span text:style-name="Strong_20_Emphasis">Player Wins:</text:span> The boss loses 1 health. For every "overkill" threshold reached, the boss loses an additional health. (The overkill threshold is based on the boss’s combat power. For example, if the boss has 5 combat power and the player has 10, the boss loses 2 health.)</text:p>
            </text:list-item>
          </text:list>
        </text:list-item>
        <text:list-item>
          <text:p text:style-name="P25">If any player reaches 0 hit points, all players lose. If the boss’s health reaches 0, the players win.</text:p>
        </text:list-item>
        <text:list-item>
          <text:p text:style-name="P25">Players keep leftover cards in their hand for the next round, but unused card plays do not carry over.</text:p>
        </text:list-item>
        <text:list-item>
          <text:p text:style-name="P24">After resolving combat, players discard all cards they played into their discard pile.</text:p>
        </text:list-item>
      </text:list>
      <text:p text:style-name="Text_20_body"><text:span text:style-name="Strong_20_Emphasis">The Boss’s Turn:</text:span></text:p>
      <text:list text:style-name="L8">
        <text:list-item>
          <text:p text:style-name="P27">The boss follows a simple automated system:</text:p>
          <text:list>
            <text:list-item>
              <text:p text:style-name="P27">It plays 3 cards from the top of its main deck. If there aren’t enough cards, shuffle the boss's discard pile and draw more.</text:p>
            </text:list-item>
            <text:list-item>
              <text:p text:style-name="P27">If a boss card reads “+x card play,” the boss will play additional cards from its deck.</text:p>
            </text:list-item>
            <text:list-item>
              <text:p text:style-name="P27">If a boss card reads “Draw x cards,” the boss generates 1 gold per card drawn.</text:p>
            </text:list-item>
            <text:list-item>
              <text:p text:style-name="P27">The boss assigns tokens (CT/GT) to the strongest card it has played or to the next card it plays.</text:p>
            </text:list-item>
            <text:list-item>
              <text:p text:style-name="P26">At the end of its turn, the boss uses its gold to augment the most expensive card it played, if possible.</text:p>
            </text:list-item>
          </text:list>
        </text:list-item>
      </text:list>
      <text:p text:style-name="P3"><text:soft-page-break/></text:p>
      <text:p text:style-name="P2"/>
      <text:p text:style-name="P6"><text:span text:style-name="T4">Archetypes</text:span></text:p>
      <text:p text:style-name="P5"><text:span text:style-name="Strong_20_Emphasis">Commander Cards:</text:span></text:p>
      <text:list text:style-name="L9">
        <text:list-item>
          <text:p text:style-name="P29">Commanders are the heroes that players control throughout the game.</text:p>
        </text:list-item>
        <text:list-item>
          <text:p text:style-name="P29">At the start of the game, each player chooses one Commander.</text:p>
        </text:list-item>
        <text:list-item>
          <text:p text:style-name="P28">Each Commander has a unique special ability that can be activated whenever its conditions are met, unless the ability specifies otherwise.</text:p>
        </text:list-item>
      </text:list>
      <text:p text:style-name="P32">Basic Cards:</text:p>
      <text:list text:style-name="L11">
        <text:list-item>
          <text:p text:style-name="P31">Basic cards are always available in the shop, and include Market, Reinforcements, and Intel</text:p>
        </text:list-item>
        <text:list-item>
          <text:p text:style-name="P31">Basic cards can be augmented just like mercenary cards</text:p>
        </text:list-item>
      </text:list>
      <text:p text:style-name="Text_20_body"><text:span text:style-name="Strong_20_Emphasis">Mercenary Cards:</text:span></text:p>
      <text:list text:style-name="L10">
        <text:list-item>
          <text:p text:style-name="P30">These form the core of each player’s deck and are divided into four categories: Adventurers, Monsters, Equipment, and Battlefields.</text:p>
          <text:list>
            <text:list-item>
              <text:p text:style-name="P30"><text:span text:style-name="Strong_20_Emphasis">Adventurer Cards:</text:span><text:line-break/>Adventurers usually have low to medium combat power but come with powerful abilities that can enhance and upgrade other cards.</text:p>
            </text:list-item>
            <text:list-item>
              <text:p text:style-name="P30"><text:span text:style-name="Strong_20_Emphasis">Monster Cards:</text:span><text:line-break/>Monsters have medium to high combat power and are straightforward, often lacking complex abilities.</text:p>
            </text:list-item>
            <text:list-item>
              <text:p text:style-name="P30"><text:span text:style-name="Strong_20_Emphasis">Equipment Cards:</text:span><text:line-break/>Equipment can vary in combat power from low to high and often trigger chain reactions, such as multiple card plays, card draws, or other special effects.</text:p>
            </text:list-item>
          </text:list>
        </text:list-item>
      </text:list>
      <text:p text:style-name="P2"/>
      <text:p text:style-name="P2"/>
      <text:p text:style-name="P6"><text:span text:style-name="T4">Keywords</text:span></text:p>
      <text:p text:style-name="P6"><text:span text:style-name="T4"/></text:p>
      <text:list text:style-name="L12">
        <text:list-item>
          <text:p text:style-name="P9">Card play +X: <text:span text:style-name="T6">A player can play additional cards equal to X</text:span></text:p>
        </text:list-item>
        <text:list-item>
          <text:p text:style-name="P9">Draw X: <text:span text:style-name="T6">A player immediately draws that many cards from their deck. If the deck runs out, the player may shuffle their discard to create a new deck, and then continue drawing.</text:span></text:p>
        </text:list-item>
        <text:list-item>
          <text:p text:style-name="P9">EoT: <text:span text:style-name="T6">“End of Turn.” This effect happens during the “resolve” phase</text:span></text:p>
        </text:list-item>
        <text:list-item>
          <text:p text:style-name="P9">Gain 1 CT/GT”:<text:span text:style-name="T6"> Add a combat token or a gold token to the targeted card</text:span></text:p>
        </text:list-item>
        <text:list-item>
          <text:p text:style-name="P9">While in Hand: <text:span text:style-name="T6">This effect only activates if the card is held in hand. Most “While in Hand” Cards activate at the Start of the turn, which means the card must be in hand before the player begins drawing cards at the start of their turn.</text:span></text:p>
        </text:list-item>
        <text:list-item>
          <text:p text:style-name="P9">Recall X: <text:span text:style-name="T7">Move X cards from your hand or the open shop to the bottom of the shop</text:span></text:p>
        </text:list-item>
        <text:list-item>
          <text:p text:style-name="P10">Freeze X: <text:span text:style-name="T6">During the resolve phase, move target played card to the top of your deck instead of your discard</text:span></text:p>
        </text:list-item>
        <text:list-item>
          <text:p text:style-name="P10">Combat X: <text:span text:style-name="T6">Compare your combat power to X cards in the shop. If you win, you may </text:span>Recall<text:span text:style-name="T6"> the card, or add it to your discard pile. Resolve this effect one card at a time.</text:span></text:p>
        </text:list-item>
        <text:list-item>
          <text:p text:style-name="P10"><text:soft-page-break/>Atrophy X: <text:span text:style-name="T6">Reduce the boss’s combat power this turn by X</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6T14:59:08.064000000</meta:creation-date>
    <dc:date>2024-10-18T13:07:52.591000000</dc:date>
    <meta:editing-duration>P9DT2H42M36S</meta:editing-duration>
    <meta:editing-cycles>19</meta:editing-cycles>
    <meta:generator>LibreOffice/7.6.3.2$Windows_X86_64 LibreOffice_project/29d686fea9f6705b262d369fede658f824154cc0</meta:generator>
    <meta:document-statistic meta:table-count="0" meta:image-count="0" meta:object-count="0" meta:page-count="4" meta:paragraph-count="69" meta:word-count="1269" meta:character-count="6782" meta:non-whitespace-character-count="5630"/>
  </office:meta>
</office:document-meta>
</file>